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13f07a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ffc66d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 </text:span><text:span text:style-name="T3">main</text:span><text:span text:style-name="T7">(args: Array&lt;String&gt;) {</text:span><text:line-break/><text:span text:style-name="T7"> <text:s text:c="3"/></text:span><text:span text:style-name="T9">println</text:span><text:span text:style-name="T7">(</text:span><text:span text:style-name="T11">"Hello World!"</text:span><text:span text:style-name="T7">)</text:span><text:line-break/><text:line-break/><text:span text:style-name="T7">}</text:span></text:p>
      <text:p text:style-name="Standard"/>
      <text:p text:style-name="P1"><text:span text:style-name="T1">fun </text:span><text:span text:style-name="T3">main</text:span><text:span text:style-name="T7">(args: Array&lt;String&gt;) {</text:span><text:line-break/><text:span text:style-name="T7"> <text:s text:c="3"/></text:span><text:span text:style-name="T9">println</text:span><text:span text:style-name="T7">(</text:span><text:span text:style-name="T11">"Quin es el teu nom"</text:span><text:span text:style-name="T7">)</text:span><text:line-break/><text:span text:style-name="T7"> <text:s text:c="3"/></text:span><text:span text:style-name="T1">var </text:span><text:span text:style-name="T7">nom = </text:span><text:span text:style-name="T9">readLine</text:span><text:span text:style-name="T7">()</text:span><text:line-break/><text:span text:style-name="T7"> <text:s text:c="3"/></text:span><text:span text:style-name="T9">println</text:span><text:span text:style-name="T7">(</text:span><text:span text:style-name="T11">"Hola "</text:span><text:span text:style-name="T7">+nom)</text:span><text:line-break/><text:span text:style-name="T7">}</text:span></text:p>
      <text:p text:style-name="Standard"/>
      <text:p text:style-name="P1"><text:span text:style-name="T1">fun </text:span><text:span text:style-name="T3">main</text:span><text:span text:style-name="T7">(args: Array&lt;String&gt;) {</text:span><text:line-break/><text:span text:style-name="T7"> <text:s text:c="3"/></text:span><text:span text:style-name="T9">println</text:span><text:span text:style-name="T7">(</text:span><text:span text:style-name="T11">"Primer numero"</text:span><text:span text:style-name="T7">)</text:span><text:line-break/><text:span text:style-name="T7"> <text:s text:c="3"/></text:span><text:span text:style-name="T1">var </text:span><text:span text:style-name="T7">primNum = </text:span><text:span text:style-name="T9">readLine</text:span><text:span text:style-name="T7">()!!.</text:span><text:span text:style-name="T5">toInt</text:span><text:span text:style-name="T7">()</text:span><text:line-break/><text:span text:style-name="T7"> <text:s text:c="3"/></text:span><text:span text:style-name="T9">println</text:span><text:span text:style-name="T7">(</text:span><text:span text:style-name="T11">"Segon numero"</text:span><text:span text:style-name="T7">)</text:span><text:line-break/><text:span text:style-name="T7"> <text:s text:c="3"/></text:span><text:span text:style-name="T1">var </text:span><text:span text:style-name="T7">segNum = </text:span><text:span text:style-name="T9">readLine</text:span><text:span text:style-name="T7">()!!.</text:span><text:span text:style-name="T5">toInt</text:span><text:span text:style-name="T7">()</text:span><text:line-break/><text:span text:style-name="T7"> <text:s text:c="3"/></text:span><text:span text:style-name="T9">println</text:span><text:span text:style-name="T7">()</text:span><text:line-break/><text:line-break/><text:span text:style-name="T7"> <text:s text:c="3"/></text:span><text:span text:style-name="T1">var </text:span><text:span text:style-name="T7">suma = primNum + segNum</text:span><text:line-break/><text:span text:style-name="T7"> <text:s text:c="3"/></text:span><text:span text:style-name="T9">println</text:span><text:span text:style-name="T7">(</text:span><text:span text:style-name="T11">"suma "</text:span><text:span text:style-name="T7">+suma)</text:span><text:line-break/><text:span text:style-name="T7"> <text:s text:c="3"/></text:span><text:span text:style-name="T1">var </text:span><text:span text:style-name="T7">resta = primNum - segNum</text:span><text:line-break/><text:span text:style-name="T7"> <text:s text:c="3"/></text:span><text:span text:style-name="T9">println</text:span><text:span text:style-name="T7">(</text:span><text:span text:style-name="T11">"resta "</text:span><text:span text:style-name="T7">+resta)</text:span><text:line-break/><text:span text:style-name="T7"> <text:s text:c="3"/></text:span><text:span text:style-name="T1">if</text:span><text:span text:style-name="T7">(segNum &gt;</text:span><text:span text:style-name="T13">0</text:span><text:span text:style-name="T7">){</text:span><text:line-break/><text:span text:style-name="T7"> <text:s text:c="7"/></text:span><text:span text:style-name="T1">var </text:span><text:span text:style-name="T7">divisio = primNum / segNum</text:span><text:line-break/><text:span text:style-name="T7"> <text:s text:c="7"/></text:span><text:span text:style-name="T9">println</text:span><text:span text:style-name="T7">(</text:span><text:span text:style-name="T11">"divisio "</text:span><text:span text:style-name="T7">+divisio)</text:span><text:line-break/><text:span text:style-name="T7"> <text:s text:c="3"/>}</text:span><text:span text:style-name="T1">else</text:span><text:span text:style-name="T7">{</text:span><text:line-break/><text:span text:style-name="T7"> <text:s text:c="7"/></text:span><text:span text:style-name="T9">println</text:span><text:span text:style-name="T7">(</text:span><text:span text:style-name="T11">"Error en la division"</text:span><text:span text:style-name="T7">)</text:span><text:line-break/><text:span text:style-name="T7"> <text:s text:c="3"/>}</text:span><text:line-break/><text:span text:style-name="T7"> <text:s text:c="3"/></text:span><text:span text:style-name="T1">var </text:span><text:span text:style-name="T7">multiplicacio = primNum * segNum</text:span><text:line-break/><text:span text:style-name="T7"> <text:s text:c="3"/></text:span><text:span text:style-name="T9">println</text:span><text:span text:style-name="T7">(</text:span><text:span text:style-name="T11">"multiplicació "</text:span><text:span text:style-name="T7">+multiplicacio)</text:span><text:line-break/><text:span text:style-name="T7">}</text:span></text:p>
      <text:p text:style-name="Standard"/>
      <text:p text:style-name="P1"><text:span text:style-name="T1">fun </text:span><text:span text:style-name="T3">main</text:span><text:span text:style-name="T7">(args: Array&lt;String&gt;) {</text:span><text:line-break/><text:span text:style-name="T7"> <text:s text:c="3"/></text:span><text:span text:style-name="T9">println</text:span><text:span text:style-name="T7">(</text:span><text:span text:style-name="T11">"Primer numero"</text:span><text:span text:style-name="T7">)</text:span><text:line-break/><text:span text:style-name="T7"> <text:s text:c="3"/></text:span><text:span text:style-name="T1">var </text:span><text:span text:style-name="T7">primNum = </text:span><text:span text:style-name="T9">readLine</text:span><text:span text:style-name="T7">()!!.</text:span><text:span text:style-name="T5">toInt</text:span><text:span text:style-name="T7">()</text:span><text:line-break/><text:span text:style-name="T7"> <text:s text:c="3"/></text:span><text:span text:style-name="T9">println</text:span><text:span text:style-name="T7">(</text:span><text:span text:style-name="T11">"Segon numero"</text:span><text:span text:style-name="T7">)</text:span><text:line-break/><text:span text:style-name="T7"> <text:s text:c="3"/></text:span><text:span text:style-name="T1">var </text:span><text:span text:style-name="T7">segNum = </text:span><text:span text:style-name="T9">readLine</text:span><text:span text:style-name="T7">()!!.</text:span><text:span text:style-name="T5">toInt</text:span><text:span text:style-name="T7">()</text:span><text:line-break/><text:span text:style-name="T7"> <text:s text:c="3"/></text:span><text:span text:style-name="T9">println</text:span><text:span text:style-name="T7">(</text:span><text:span text:style-name="T11">"Tercer numero"</text:span><text:span text:style-name="T7">)</text:span><text:line-break/><text:span text:style-name="T7"> <text:s text:c="3"/></text:span><text:span text:style-name="T1">var </text:span><text:span text:style-name="T7">terNum = </text:span><text:span text:style-name="T9">readLine</text:span><text:span text:style-name="T7">()!!.</text:span><text:span text:style-name="T5">toInt</text:span><text:span text:style-name="T7">()</text:span><text:line-break/><text:span text:style-name="T7"> <text:s text:c="3"/></text:span><text:span text:style-name="T9">println</text:span><text:span text:style-name="T7">()</text:span><text:line-break/><text:line-break/><text:span text:style-name="T7"> <text:s text:c="3"/></text:span><text:span text:style-name="T1">var </text:span><text:span text:style-name="T7">suma = (primNum + segNum +terNum)/</text:span><text:span text:style-name="T13">3</text:span><text:line-break/><text:span text:style-name="T13"> <text:s text:c="3"/></text:span><text:span text:style-name="T9">println</text:span><text:span text:style-name="T7">(</text:span><text:span text:style-name="T11">"Mitjana "</text:span><text:span text:style-name="T7">+suma)</text:span><text:line-break/><text:line-break/><text:span text:style-name="T7">}</text:span></text:p>
      <text:p text:style-name="Standard"/>
      <text:p text:style-name="P1"><text:span text:style-name="T1">fun </text:span><text:span text:style-name="T3">main</text:span><text:span text:style-name="T7">(args: Array&lt;String&gt;) {</text:span><text:line-break/><text:line-break/><text:span text:style-name="T7"> <text:s text:c="3"/></text:span><text:span text:style-name="T1">var </text:span><text:span text:style-name="T7">contador=</text:span><text:span text:style-name="T13">0</text:span><text:line-break/><text:span text:style-name="T13"> <text:s text:c="3"/></text:span><text:span text:style-name="T1">var </text:span><text:span text:style-name="T7">primVal=</text:span><text:span text:style-name="T13">1</text:span><text:line-break/><text:span text:style-name="T13"> <text:s text:c="3"/></text:span><text:span text:style-name="T1">var </text:span><text:span text:style-name="T7">segVal=</text:span><text:span text:style-name="T13">1</text:span><text:line-break/><text:span text:style-name="T13"> <text:s text:c="3"/></text:span><text:span text:style-name="T1">var </text:span><text:span text:style-name="T7">resultado = primVal +segVal</text:span><text:line-break/><text:span text:style-name="T7"> <text:s text:c="3"/></text:span><text:span text:style-name="T9">println</text:span><text:span text:style-name="T7">(resultado)</text:span><text:line-break/><text:span text:style-name="T7"> <text:s text:c="3"/></text:span><text:span text:style-name="T1">do</text:span><text:span text:style-name="T7">{</text:span><text:line-break/><text:span text:style-name="T7"> <text:s text:c="7"/></text:span><text:span text:style-name="T1">var </text:span><text:span text:style-name="T7">nuevoRes = resultado + segVal</text:span><text:line-break/><text:span text:style-name="T7"> <text:s text:c="7"/></text:span><text:span text:style-name="T9">println</text:span><text:span text:style-name="T7">(nuevoRes)</text:span><text:line-break/><text:span text:style-name="T7"> <text:s text:c="7"/>segVal = resultado</text:span><text:line-break/><text:span text:style-name="T7"> <text:s text:c="7"/>resultado = nuevoRes</text:span><text:line-break/><text:span text:style-name="T7"> <text:s text:c="7"/>contador++</text:span><text:line-break/><text:span text:style-name="T7"> <text:s text:c="3"/>}</text:span><text:span text:style-name="T1">while</text:span><text:span text:style-name="T7">(contador&lt;</text:span><text:span text:style-name="T13">19</text:span><text:span text:style-name="T7">)</text:span><text:line-break/><text:span text:style-name="T7">}</text:span></text:p>
      <text:p text:style-name="P1"><text:soft-page-break/><text:span text:style-name="T1">fun </text:span><text:span text:style-name="T3">main</text:span><text:span text:style-name="T7">(args: Array&lt;String&gt;) {</text:span><text:line-break/><text:span text:style-name="T7"> <text:s text:c="3"/></text:span><text:span text:style-name="T1">var </text:span><text:span text:style-name="T7">num =-</text:span><text:span text:style-name="T13">1</text:span><text:line-break/><text:span text:style-name="T13"> <text:s text:c="3"/></text:span><text:span text:style-name="T1">while</text:span><text:span text:style-name="T7">(num&lt;</text:span><text:span text:style-name="T13">0</text:span><text:span text:style-name="T7">){</text:span><text:line-break/><text:span text:style-name="T7"> <text:s text:c="7"/></text:span><text:span text:style-name="T9">println</text:span><text:span text:style-name="T7">(</text:span><text:span text:style-name="T11">"Dame un numero positivo"</text:span><text:span text:style-name="T7">)</text:span><text:line-break/><text:span text:style-name="T7"> <text:s text:c="7"/></text:span><text:span text:style-name="T1">var </text:span><text:span text:style-name="T7">segNum = </text:span><text:span text:style-name="T9">readLine</text:span><text:span text:style-name="T7">()!!.</text:span><text:span text:style-name="T5">toInt</text:span><text:span text:style-name="T7">()</text:span><text:line-break/><text:line-break/><text:span text:style-name="T7"> <text:s text:c="7"/></text:span><text:span text:style-name="T1">if</text:span><text:span text:style-name="T7">(segNum &gt;</text:span><text:span text:style-name="T13">0</text:span><text:span text:style-name="T7">){</text:span><text:line-break/><text:span text:style-name="T7"> <text:s text:c="11"/></text:span><text:span text:style-name="T1">for</text:span><text:span text:style-name="T7">(i </text:span><text:span text:style-name="T1">in </text:span><text:span text:style-name="T13">1</text:span><text:span text:style-name="T7">..segNum){</text:span><text:line-break/><text:span text:style-name="T7"> <text:s text:c="15"/></text:span><text:span text:style-name="T1">if</text:span><text:span text:style-name="T7">(i%</text:span><text:span text:style-name="T13">2 </text:span><text:span text:style-name="T7">==</text:span><text:span text:style-name="T13">0</text:span><text:span text:style-name="T7">){</text:span><text:line-break/><text:span text:style-name="T7"> <text:s text:c="19"/></text:span><text:span text:style-name="T9">println</text:span><text:span text:style-name="T7">(i)</text:span><text:line-break/><text:span text:style-name="T7"> <text:s text:c="15"/>}</text:span><text:line-break/><text:span text:style-name="T7"> <text:s text:c="11"/>}</text:span><text:line-break/><text:span text:style-name="T7"> <text:s text:c="11"/></text:span><text:span text:style-name="T9">println</text:span><text:span text:style-name="T7">()</text:span><text:line-break/><text:span text:style-name="T7"> <text:s text:c="11"/></text:span><text:span text:style-name="T1">for</text:span><text:span text:style-name="T7">(j </text:span><text:span text:style-name="T1">in </text:span><text:span text:style-name="T7">segNum </text:span><text:span text:style-name="T5">downTo </text:span><text:span text:style-name="T13">1</text:span><text:span text:style-name="T7">){</text:span><text:line-break/><text:span text:style-name="T7"> <text:s text:c="15"/></text:span><text:span text:style-name="T9">println</text:span><text:span text:style-name="T7">(j)</text:span><text:line-break/><text:span text:style-name="T7"> <text:s text:c="11"/>}</text:span><text:line-break/><text:span text:style-name="T7"> <text:s text:c="11"/></text:span><text:span text:style-name="T1">break;</text:span><text:line-break/><text:span text:style-name="T1"> <text:s text:c="7"/></text:span><text:span text:style-name="T7">}</text:span><text:line-break/><text:span text:style-name="T7"> <text:s text:c="3"/>}</text:span><text:line-break/><text:span text:style-name="T7">}</text:span></text:p>
      <text:p text:style-name="Standard"/>
      <text:p text:style-name="P2"><text:span text:style-name="T1">fun </text:span><text:span text:style-name="T3">main</text:span><text:span text:style-name="T7">(args: Array&lt;String&gt;) {</text:span><text:line-break/><text:span text:style-name="T7"> <text:s text:c="3"/></text:span><text:span text:style-name="T1">for</text:span><text:span text:style-name="T7">(i </text:span><text:span text:style-name="T1">in </text:span><text:span text:style-name="T13">1</text:span><text:span text:style-name="T7">..</text:span><text:span text:style-name="T13">4</text:span><text:span text:style-name="T7">){</text:span><text:line-break/><text:span text:style-name="T7"> <text:s text:c="7"/></text:span><text:span text:style-name="T1">for</text:span><text:span text:style-name="T7">(j </text:span><text:span text:style-name="T1">in </text:span><text:span text:style-name="T13">1 </text:span><text:span text:style-name="T7">.. i){</text:span><text:line-break/><text:span text:style-name="T7"> <text:s text:c="11"/></text:span><text:span text:style-name="T9">print</text:span><text:span text:style-name="T7">(</text:span><text:span text:style-name="T11">"*"</text:span><text:span text:style-name="T7">)</text:span><text:line-break/><text:span text:style-name="T7"> <text:s text:c="7"/>}</text:span><text:line-break/><text:span text:style-name="T7"> <text:s text:c="7"/></text:span><text:span text:style-name="T9">println</text:span><text:span text:style-name="T7">()</text:span><text:line-break/><text:span text:style-name="T7"> <text:s text:c="3"/>}</text:span></text:p>
      <text:p text:style-name="P2"><text:span text:style-name="T7"><text:s text:c="4"/></text:span><text:span text:style-name="T1">for</text:span><text:span text:style-name="T7">(i </text:span><text:span text:style-name="T1">in </text:span><text:span text:style-name="T13">1</text:span><text:span text:style-name="T7">..</text:span><text:span text:style-name="T13">4</text:span><text:span text:style-name="T7">){</text:span><text:line-break/><text:span text:style-name="T7"> <text:s text:c="3"/><text:tab/></text:span><text:span text:style-name="T1">for</text:span><text:span text:style-name="T7">(j </text:span><text:span text:style-name="T1">in </text:span><text:span text:style-name="T13">1 </text:span><text:span text:style-name="T7">.. </text:span><text:span text:style-name="T13">4</text:span><text:span text:style-name="T7">){</text:span><text:line-break/><text:span text:style-name="T7"> <text:s text:c="9"/><text:tab/></text:span><text:span text:style-name="T9">print</text:span><text:span text:style-name="T7">(</text:span><text:span text:style-name="T11">"*"</text:span><text:span text:style-name="T7">)</text:span><text:line-break/><text:span text:style-name="T7"> <text:s text:c="3"/><text:tab/>}</text:span><text:line-break/><text:span text:style-name="T7"> <text:s text:c="4"/></text:span><text:span text:style-name="T9">println</text:span><text:span text:style-name="T7">()</text:span><text:line-break/> <text:s text:c="3"/><text:span text:style-name="T7">}</text:span><text:line-break/><text:span text:style-name="T7">}</text:span></text:p>
      <text:p text:style-name="Standard"/>
      <text:p text:style-name="P1"><text:span text:style-name="T1">fun </text:span><text:span text:style-name="T3">main</text:span><text:span text:style-name="T7">(args: Array&lt;String&gt;) {</text:span><text:line-break/><text:span text:style-name="T7"> <text:s text:c="3"/></text:span><text:span text:style-name="T9">println</text:span><text:span text:style-name="T7">(</text:span><text:span text:style-name="T11">"Donam la teva nota de l' 1 al 10"</text:span><text:span text:style-name="T7">)</text:span><text:line-break/><text:span text:style-name="T7"> <text:s text:c="3"/></text:span><text:span text:style-name="T1">var </text:span><text:span text:style-name="T7">nota = </text:span><text:span text:style-name="T9">readLine</text:span><text:span text:style-name="T7">()!!.</text:span><text:span text:style-name="T5">toInt</text:span><text:span text:style-name="T7">()</text:span><text:line-break/><text:line-break/><text:span text:style-name="T7"> <text:s text:c="3"/></text:span><text:span text:style-name="T1">if</text:span><text:span text:style-name="T7">(nota&gt;-</text:span><text:span text:style-name="T13">1 </text:span><text:span text:style-name="T7">&amp;&amp; nota&lt;</text:span><text:span text:style-name="T13">5</text:span><text:span text:style-name="T7">){</text:span><text:line-break/><text:span text:style-name="T7"> <text:s text:c="7"/></text:span><text:span text:style-name="T9">println</text:span><text:span text:style-name="T7">(</text:span><text:span text:style-name="T11">"Suspés"</text:span><text:span text:style-name="T7">)</text:span><text:line-break/><text:span text:style-name="T7"> <text:s text:c="3"/>}</text:span><text:line-break/><text:span text:style-name="T7"> <text:s text:c="3"/></text:span><text:span text:style-name="T1">if</text:span><text:span text:style-name="T7">(nota == </text:span><text:span text:style-name="T13">5</text:span><text:span text:style-name="T7">){</text:span><text:line-break/><text:span text:style-name="T7"> <text:s text:c="7"/></text:span><text:span text:style-name="T9">println</text:span><text:span text:style-name="T7">(</text:span><text:span text:style-name="T11">"Suficient"</text:span><text:span text:style-name="T7">)</text:span><text:line-break/><text:span text:style-name="T7"> <text:s text:c="3"/>}</text:span><text:line-break/><text:span text:style-name="T7"> <text:s text:c="3"/></text:span><text:span text:style-name="T1">if</text:span><text:span text:style-name="T7">(nota == </text:span><text:span text:style-name="T13">6</text:span><text:span text:style-name="T7">){</text:span><text:line-break/><text:span text:style-name="T7"> <text:s text:c="7"/></text:span><text:span text:style-name="T9">println</text:span><text:span text:style-name="T7">(</text:span><text:span text:style-name="T11">"Bé"</text:span><text:span text:style-name="T7">)</text:span><text:line-break/><text:span text:style-name="T7"> <text:s text:c="3"/>}</text:span><text:line-break/><text:span text:style-name="T7"> <text:s text:c="3"/></text:span><text:span text:style-name="T1">if</text:span><text:span text:style-name="T7">(nota == </text:span><text:span text:style-name="T13">7 </text:span><text:span text:style-name="T7">|| nota == </text:span><text:span text:style-name="T13">8</text:span><text:span text:style-name="T7">){</text:span><text:line-break/><text:span text:style-name="T7"> <text:s text:c="7"/></text:span><text:span text:style-name="T9">println</text:span><text:span text:style-name="T7">(</text:span><text:span text:style-name="T11">"Notable"</text:span><text:span text:style-name="T7">)</text:span><text:line-break/><text:span text:style-name="T7"> <text:s text:c="3"/>}</text:span><text:line-break/><text:span text:style-name="T7"> <text:s text:c="3"/></text:span><text:span text:style-name="T1">if</text:span><text:span text:style-name="T7">(nota == </text:span><text:span text:style-name="T13">9 </text:span><text:span text:style-name="T7">|| nota == </text:span><text:span text:style-name="T13">10</text:span><text:span text:style-name="T7">){</text:span><text:line-break/><text:span text:style-name="T7"> <text:s text:c="7"/></text:span><text:span text:style-name="T9">println</text:span><text:span text:style-name="T7">(</text:span><text:span text:style-name="T11">"Excelent"</text:span><text:span text:style-name="T7">)</text:span><text:line-break/><text:span text:style-name="T7"> <text:s text:c="3"/>}</text:span><text:line-break/><text:span text:style-name="T7">}</text:span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fun </text:span><text:span text:style-name="T3">main</text:span><text:span text:style-name="T7">(args: Array&lt;String&gt;) {</text:span><text:line-break/><text:span text:style-name="T7"> <text:s text:c="3"/></text:span><text:span text:style-name="T9">println</text:span><text:span text:style-name="T7">(</text:span><text:span text:style-name="T11">"Donam la teva nota de l' 1 al 10"</text:span><text:span text:style-name="T7">)</text:span><text:line-break/><text:span text:style-name="T7"> <text:s text:c="3"/></text:span><text:span text:style-name="T1">var </text:span><text:span text:style-name="T7">num = </text:span><text:span text:style-name="T9">readLine</text:span><text:span text:style-name="T7">()!!.</text:span><text:span text:style-name="T5">toInt</text:span><text:span text:style-name="T7">()</text:span><text:line-break/><text:line-break/><text:span text:style-name="T7"> <text:s text:c="3"/></text:span><text:span text:style-name="T1">for</text:span><text:span text:style-name="T7">(i </text:span><text:span text:style-name="T1">in </text:span><text:span text:style-name="T13">1</text:span><text:span text:style-name="T7">..num){</text:span><text:line-break/><text:span text:style-name="T7"> <text:s text:c="7"/></text:span><text:span text:style-name="T1">for</text:span><text:span text:style-name="T7">(j </text:span><text:span text:style-name="T1">in </text:span><text:span text:style-name="T13">1</text:span><text:span text:style-name="T7">..num){</text:span><text:line-break/><text:span text:style-name="T7"> <text:s text:c="11"/></text:span><text:span text:style-name="T1">var </text:span><text:span text:style-name="T7">resultado = j*i</text:span><text:line-break/><text:span text:style-name="T7"> <text:s text:c="11"/></text:span><text:span text:style-name="T9">print</text:span><text:span text:style-name="T7">(</text:span><text:span text:style-name="T11">"</text:span><text:span text:style-name="T1">$</text:span><text:span text:style-name="T7">resultado <text:s/></text:span><text:span text:style-name="T11">"</text:span><text:span text:style-name="T7">)</text:span><text:line-break/><text:span text:style-name="T7"> <text:s text:c="7"/>}</text:span><text:line-break/><text:span text:style-name="T7"> <text:s text:c="7"/></text:span><text:span text:style-name="T9">println</text:span><text:span text:style-name="T7">()</text:span><text:line-break/><text:span text:style-name="T7"> <text:s text:c="3"/>}</text:span><text:line-break/><text:span text:style-name="T7">}</text:span></text:p>
      <text:p text:style-name="Standard"/>
      <text:p text:style-name="Standard"/>
      <text:p text:style-name="P1"><text:span text:style-name="T1">fun </text:span><text:span text:style-name="T3">main</text:span><text:span text:style-name="T7">(args: Array&lt;String&gt;) {</text:span><text:line-break/><text:span text:style-name="T7"> <text:s text:c="3"/></text:span><text:span text:style-name="T9">println</text:span><text:span text:style-name="T7">(</text:span><text:span text:style-name="T11">"Donam un valor"</text:span><text:span text:style-name="T7">)</text:span><text:line-break/><text:span text:style-name="T7"> <text:s text:c="3"/></text:span><text:span text:style-name="T1">var </text:span><text:span text:style-name="T7">num1 = </text:span><text:span text:style-name="T9">readLine</text:span><text:span text:style-name="T7">()!!.</text:span><text:span text:style-name="T5">toInt</text:span><text:span text:style-name="T7">()</text:span><text:line-break/><text:line-break/><text:span text:style-name="T7"> <text:s text:c="3"/></text:span><text:span text:style-name="T9">println</text:span><text:span text:style-name="T7">(</text:span><text:span text:style-name="T11">"Donam un altre valor"</text:span><text:span text:style-name="T7">)</text:span><text:line-break/><text:span text:style-name="T7"> <text:s text:c="3"/></text:span><text:span text:style-name="T1">var </text:span><text:span text:style-name="T7">num2 = </text:span><text:span text:style-name="T9">readLine</text:span><text:span text:style-name="T7">()!!.</text:span><text:span text:style-name="T5">toInt</text:span><text:span text:style-name="T7">()</text:span><text:line-break/><text:line-break/><text:span text:style-name="T7"> <text:s text:c="3"/></text:span><text:span text:style-name="T1">var </text:span><text:span text:style-name="T7">resta1 = (num1-</text:span><text:span text:style-name="T13">100</text:span><text:span text:style-name="T7">) * -</text:span><text:span text:style-name="T13">1</text:span><text:line-break/><text:span text:style-name="T13"> <text:s text:c="3"/></text:span><text:span text:style-name="T1">var </text:span><text:span text:style-name="T7">resta2 = (num2-</text:span><text:span text:style-name="T13">100</text:span><text:span text:style-name="T7">) * -</text:span><text:span text:style-name="T13">1</text:span><text:line-break/><text:line-break/><text:span text:style-name="T13"> <text:s text:c="3"/></text:span><text:span text:style-name="T1">if</text:span><text:span text:style-name="T7">(resta1&lt;resta2){</text:span><text:line-break/><text:span text:style-name="T7"> <text:s text:c="7"/></text:span><text:span text:style-name="T9">println</text:span><text:span text:style-name="T7">(</text:span><text:span text:style-name="T11">"El segon numero es mes a prop de 100"</text:span><text:span text:style-name="T7">)</text:span><text:line-break/><text:span text:style-name="T7"> <text:s text:c="3"/>}</text:span><text:line-break/><text:span text:style-name="T7"> <text:s text:c="3"/></text:span><text:span text:style-name="T1">if</text:span><text:span text:style-name="T7">(resta2&lt;resta1){</text:span><text:line-break/><text:span text:style-name="T7"> <text:s text:c="7"/></text:span><text:span text:style-name="T9">println</text:span><text:span text:style-name="T7">(</text:span><text:span text:style-name="T11">"El primer numero es mes a prop de 100"</text:span><text:span text:style-name="T7">)</text:span><text:line-break/><text:span text:style-name="T7"> <text:s text:c="3"/>}</text:span><text:line-break/><text:span text:style-name="T7">}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0T11:45:49.954000000</dc:date>
    <meta:editing-duration>PT5H27M21S</meta:editing-duration>
    <meta:editing-cycles>8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11" meta:word-count="352" meta:character-count="3113" meta:non-whitespace-character-count="2090"/>
  </office:meta>
</office:document-meta>
</file>